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draw:fill-color="#eeeee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49cm" fo:min-width="2.534cm" fo:padding-top="0cm" fo:padding-bottom="0cm" fo:padding-left="0cm" fo:padding-right="0cm"/>
    </style:style>
    <style:style style:name="gr5" style:family="graphic" style:parent-style-name="objectwithoutfill">
      <style:graphic-properties draw:marker-end="Arrow" draw:marker-end-width="0.102cm" draw:fill="none"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true" fo:min-height="0.277cm" fo:min-width="1.242cm" fo:padding-top="0cm" fo:padding-bottom="0cm" fo:padding-left="0cm" fo:padding-right="0cm"/>
    </style:style>
    <style:style style:name="gr7" style:family="graphic" style:parent-style-name="standard">
      <style:graphic-properties draw:stroke="none" svg:stroke-color="#000000" draw:fill="none" draw:fill-color="#ffffff" draw:textarea-horizontal-align="left" draw:auto-grow-height="true" draw:auto-grow-width="true" fo:min-height="0.259cm" fo:min-width="1.412cm" fo:padding-top="0cm" fo:padding-bottom="0cm" fo:padding-left="0cm" fo:padding-right="0cm"/>
    </style:style>
    <style:style style:name="gr8" style:family="graphic" style:parent-style-name="standard">
      <style:graphic-properties svg:stroke-width="0.051cm" svg:stroke-color="#000000" draw:marker-start-width="0.355cm" draw:marker-end-width="0.355cm" draw:fill-color="#eeeeee" draw:textarea-horizontal-align="justify" draw:textarea-vertical-align="middle" draw:auto-grow-height="false" fo:min-height="0cm" fo:min-width="0cm" fo:padding-top="0.15cm" fo:padding-bottom="0.15cm" fo:padding-left="0.275cm" fo:padding-right="0.275cm"/>
    </style:style>
    <style:style style:name="gr9" style:family="graphic" style:parent-style-name="objectwithoutfill">
      <style:graphic-properties svg:stroke-color="#999999" draw:marker-end="Arrow" draw:marker-end-width="0.102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259cm" fo:min-width="0.692cm" fo:padding-top="0cm" fo:padding-bottom="0cm" fo:padding-left="0cm" fo:padding-right="0cm"/>
    </style:style>
    <style:style style:name="gr11" style:family="graphic" style:parent-style-name="objectwithoutfill">
      <style:graphic-properties draw:stroke="dash" draw:stroke-dash="Line_20_Style_20_1" draw:marker-end="Arrow" draw:fill="none" draw:textarea-vertical-align="middle"/>
    </style:style>
    <style:style style:name="gr12" style:family="graphic" style:parent-style-name="standard">
      <style:graphic-properties svg:stroke-width="0.051cm" svg:stroke-color="#000000" draw:marker-start-width="0.355cm" draw:marker-end-width="0.355cm" draw:fill-color="#dddddd"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349cm" fo:min-width="0.966cm" fo:padding-top="0cm" fo:padding-bottom="0cm" fo:padding-left="0cm" fo:padding-right="0cm"/>
    </style:style>
    <style:style style:name="gr14" style:family="graphic" style:parent-style-name="standard">
      <style:graphic-properties draw:stroke="none" svg:stroke-color="#000000" draw:fill="none" draw:fill-color="#ffffff" draw:textarea-horizontal-align="left" draw:auto-grow-height="true" draw:auto-grow-width="true" fo:min-height="0.259cm" fo:min-width="0.946cm" fo:padding-top="0cm" fo:padding-bottom="0cm" fo:padding-left="0cm" fo:padding-right="0cm"/>
    </style:style>
    <style:style style:name="gr15" style:family="graphic" style:parent-style-name="standard">
      <style:graphic-properties draw:stroke="none" svg:stroke-color="#000000" draw:fill="none" draw:fill-color="#ffffff" draw:textarea-horizontal-align="left" draw:auto-grow-height="true" draw:auto-grow-width="true" fo:min-height="0.259cm" fo:min-width="1.09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259cm" fo:min-width="0.684cm" fo:padding-top="0cm" fo:padding-bottom="0cm" fo:padding-left="0cm" fo:padding-right="0cm"/>
    </style:style>
    <style:style style:name="gr17" style:family="graphic" style:parent-style-name="standard">
      <style:graphic-properties svg:stroke-color="#000000" draw:fill-color="#ffffff" draw:textarea-horizontal-align="justify" draw:textarea-vertical-align="middle" draw:auto-grow-height="false" fo:min-height="0cm" fo:min-width="0cm"/>
    </style:style>
    <style:style style:name="gr18" style:family="graphic" style:parent-style-name="objectwithoutfill">
      <style:graphic-properties draw:stroke="dash" draw:stroke-dash="Line_20_Style_20_1" draw:marker-end="Arrow" draw:marker-end-width="0.102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239cm" fo:min-width="0.662cm" fo:padding-top="0cm" fo:padding-bottom="0cm" fo:padding-left="0cm" fo:padding-right="0cm"/>
    </style:style>
    <style:style style:name="gr20" style:family="graphic" style:parent-style-name="standard">
      <style:graphic-properties draw:stroke="none" svg:stroke-color="#000000" draw:fill="none" draw:fill-color="#ffffff" draw:textarea-horizontal-align="left" draw:auto-grow-height="true" draw:auto-grow-width="true" fo:min-height="0.239cm" fo:min-width="1.67cm" fo:padding-top="0cm" fo:padding-bottom="0cm" fo:padding-left="0cm" fo:padding-right="0cm"/>
    </style:style>
    <style:style style:name="gr21" style:family="graphic" style:parent-style-name="standard">
      <style:graphic-properties draw:stroke="none" svg:stroke-color="#000000" draw:fill="none" draw:fill-color="#ffffff" draw:textarea-horizontal-align="left" draw:auto-grow-height="true" draw:auto-grow-width="true" fo:min-height="0.349cm" fo:min-width="0.951cm" fo:padding-top="0cm" fo:padding-bottom="0cm" fo:padding-left="0cm" fo:padding-right="0cm"/>
    </style:style>
    <style:style style:name="gr22" style:family="graphic" style:parent-style-name="standard">
      <style:graphic-properties draw:stroke="none" svg:stroke-color="#000000" draw:fill="solid" draw:fill-color="#ffffff" draw:textarea-horizontal-align="left" draw:auto-grow-height="true" draw:auto-grow-width="true" fo:min-height="0.277cm" fo:min-width="0.921cm" fo:padding-top="0cm" fo:padding-bottom="0cm" fo:padding-left="0cm" fo:padding-right="0cm"/>
    </style:style>
    <style:style style:name="gr23" style:family="graphic" style:parent-style-name="standard">
      <style:graphic-properties draw:stroke="none" svg:stroke-color="#000000" draw:fill="solid" draw:fill-color="#ffffff" draw:textarea-horizontal-align="left" draw:auto-grow-height="true" draw:auto-grow-width="true" fo:min-height="0.277cm" fo:min-width="0.993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auto-grow-height="true" draw:auto-grow-width="true" fo:min-height="0.349cm" fo:min-width="0.404cm" fo:padding-top="0cm" fo:padding-bottom="0cm" fo:padding-left="0cm" fo:padding-right="0cm"/>
    </style:style>
    <style:style style:name="P1" style:family="paragraph">
      <style:paragraph-properties fo:text-align="center"/>
    </style:style>
    <style:style style:name="P2" style:family="paragraph">
      <style:text-properties fo:font-family="Calibri" style:font-family-generic="swiss" style:font-pitch="variable" fo:font-size="8pt" style:font-size-asian="8pt" style:font-size-complex="8pt"/>
    </style:style>
    <style:style style:name="P3" style:family="paragraph">
      <style:text-properties fo:font-family="Garamond" style:font-family-generic="roman" style:font-pitch="variable" fo:font-size="7pt" style:font-size-asian="7pt" style:font-size-complex="7pt"/>
    </style:style>
    <style:style style:name="P4" style:family="paragraph">
      <style:text-properties fo:font-family="Calibri" style:font-family-generic="swiss" style:font-pitch="variable" fo:font-size="6pt" style:font-size-asian="6pt" style:font-size-complex="6pt"/>
    </style:style>
    <style:style style:name="P5" style:family="paragraph">
      <style:text-properties fo:font-family="Calibri" style:font-family-generic="swiss" style:font-pitch="variable" fo:font-size="7pt" style:font-size-asian="7pt" style:font-size-complex="7pt"/>
    </style:style>
    <style:style style:name="P6" style:family="paragraph">
      <style:text-properties fo:font-family="'Times New Roman'" style:font-family-generic="roman" style:font-pitch="variable" fo:font-size="6pt" fo:font-style="normal" style:font-size-asian="6pt" style:font-style-asian="normal" style:font-size-complex="6pt" style:font-style-complex="normal"/>
    </style:style>
    <style:style style:name="P7" style:family="paragraph">
      <style:text-properties fo:font-size="6pt" fo:font-weight="bold" style:font-size-asian="6pt" style:font-weight-asian="bold" style:font-size-complex="6pt" style:font-weight-complex="bold"/>
    </style:style>
    <style:style style:name="P8" style:family="paragraph">
      <style:text-properties fo:font-family="Calibri" style:font-family-generic="swiss" style:font-pitch="variable" fo:font-size="6pt" fo:font-weight="bold" style:font-size-asian="6pt" style:font-weight-asian="bold" style:font-size-complex="6pt" style:font-weight-complex="bold"/>
    </style:style>
    <style:style style:name="T1" style:family="text">
      <style:text-properties fo:font-family="Calibri" style:font-family-generic="swiss" style:font-pitch="variable" fo:font-size="8pt" style:font-size-asian="8pt" style:font-size-complex="8pt"/>
    </style:style>
    <style:style style:name="T2" style:family="text">
      <style:text-properties fo:font-family="Garamond" style:font-family-generic="roman" style:font-pitch="variable" fo:font-size="7pt" style:font-size-asian="7pt" style:font-size-complex="7pt"/>
    </style:style>
    <style:style style:name="T3" style:family="text">
      <style:text-properties fo:font-family="Calibri" style:font-family-generic="swiss" style:font-pitch="variable" fo:font-size="6pt" style:font-size-asian="6pt" style:font-size-complex="6pt"/>
    </style:style>
    <style:style style:name="T4" style:family="text">
      <style:text-properties fo:font-family="Calibri" style:font-family-generic="swiss" style:font-pitch="variable" fo:font-size="7pt" style:font-size-asian="7pt" style:font-size-complex="7pt"/>
    </style:style>
    <style:style style:name="T5"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6" style:family="text">
      <style:text-properties fo:font-family="Calibri" style:font-family-generic="swiss" style:font-pitch="variable" fo:font-size="6pt" fo:font-weight="bold" style:font-size-asian="6pt" style:font-weight-asian="bold"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836cm" svg:height="1.678cm" svg:x="7.903cm" svg:y="8.729cm">
            <text:p/>
            <draw:enhanced-geometry svg:viewBox="0 0 21600 21600" draw:path-stretchpoint-x="10800" draw:path-stretchpoint-y="10800" draw:text-areas="?f3 ?f4 ?f5 ?f6" draw:type="round-rectangle" draw:modifiers="681.83442525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0.145cm" svg:height="1.468cm" svg:x="7.832cm" svg:y="8.832cm">
            <text:p/>
          </draw:rect>
          <draw:polyline draw:style-name="gr3" draw:text-style-name="P1" draw:layer="layout" svg:width="0.134cm" svg:height="0.558cm" svg:x="7.769cm" svg:y="8.333cm" svg:viewBox="0 0 135 559" draw:points="60,555 0,559 0,0 135,0">
            <text:p/>
          </draw:polyline>
          <draw:frame draw:style-name="gr4" draw:text-style-name="P2" draw:layer="layout" svg:width="2.534cm" svg:height="0.349cm" svg:x="7.877cm" svg:y="8.183cm">
            <draw:text-box>
              <text:p><text:span text:style-name="T1">Collector</text:span></text:p>
            </draw:text-box>
          </draw:frame>
          <draw:frame draw:style-name="gr4" draw:text-style-name="P2" draw:layer="layout" svg:width="2.534cm" svg:height="0.349cm" svg:x="7.888cm" svg:y="8.402cm">
            <draw:text-box>
              <text:p><text:span text:style-name="T1">CollectorImpl</text:span></text:p>
            </draw:text-box>
          </draw:frame>
          <draw:g>
            <draw:line draw:style-name="gr5" draw:text-style-name="P1" draw:layer="layout" svg:x1="6.373cm" svg:y1="9.633cm" svg:x2="8.227cm" svg:y2="9.621cm">
              <text:p/>
            </draw:line>
            <draw:g>
              <draw:frame draw:style-name="gr6" draw:text-style-name="P3" draw:layer="layout" svg:width="1.242cm" svg:height="0.277cm" svg:x="6.518cm" svg:y="9.46cm">
                <draw:text-box>
                  <text:p><text:span text:style-name="T2">handOver(o)</text:span></text:p>
                </draw:text-box>
              </draw:frame>
            </draw:g>
          </draw:g>
          <draw:rect draw:style-name="gr2" draw:text-style-name="P1" draw:layer="layout" svg:width="0.385cm" svg:height="0.099cm" svg:x="8.364cm" svg:y="8.935cm">
            <text:p/>
          </draw:rect>
          <draw:g>
            <draw:frame draw:style-name="gr7" draw:text-style-name="P4" draw:layer="layout" svg:width="1.412cm" svg:height="0.259cm" svg:x="8.793cm" svg:y="8.818cm">
              <draw:text-box>
                <text:p><text:span text:style-name="T3">collectionQueue</text:span></text:p>
              </draw:text-box>
            </draw:frame>
          </draw:g>
          <draw:custom-shape draw:style-name="gr8" draw:text-style-name="P1" draw:layer="layout" svg:width="2.537cm" svg:height="0.405cm" svg:x="8.348cm" svg:y="9.3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9" draw:text-style-name="P1" draw:layer="layout" svg:width="0.253cm" svg:height="0.386cm" svg:x="8.161cm" svg:y="8.979cm" svg:viewBox="0 0 254 387" svg:d="M214 0c-154-8-411 153 40 387">
            <text:p/>
          </draw:path>
          <draw:rect draw:style-name="gr2" draw:text-style-name="P1" draw:layer="layout" svg:width="0.385cm" svg:height="0.099cm" svg:x="12.183cm" svg:y="9.5cm">
            <text:p/>
          </draw:rect>
          <draw:g>
            <draw:frame draw:style-name="gr10" draw:text-style-name="P4" draw:layer="layout" svg:width="0.747cm" svg:height="0.259cm" svg:x="11.342cm" svg:y="9.394cm">
              <draw:text-box>
                <text:p><text:span text:style-name="T3">handlers</text:span></text:p>
              </draw:text-box>
            </draw:frame>
          </draw:g>
        </draw:g>
        <draw:path draw:style-name="gr11" draw:text-style-name="P1" draw:layer="layout" svg:width="5.27cm" svg:height="1.39cm" svg:x="3.188cm" svg:y="8.965cm" svg:viewBox="0 0 5271 1391" svg:d="M51 37c7715-332 6176 1680-51 1308">
          <text:p/>
        </draw:path>
        <draw:g>
          <draw:custom-shape draw:style-name="gr12" draw:text-style-name="P1" draw:layer="layout" svg:width="0.877cm" svg:height="0.89cm" svg:x="9.347cm" svg:y="9.63cm">
            <text:p/>
            <draw:enhanced-geometry svg:viewBox="0 0 21600 21600" draw:path-stretchpoint-x="10800" draw:path-stretchpoint-y="10800" draw:text-areas="?f3 ?f4 ?f5 ?f6" draw:type="round-rectangle" draw:modifiers="1493.33333333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0.966cm" svg:height="0.349cm" svg:x="9.324cm" svg:y="9.336cm">
            <draw:text-box>
              <text:p><text:span text:style-name="T4">Collected</text:span></text:p>
            </draw:text-box>
          </draw:frame>
          <draw:rect draw:style-name="gr2" draw:text-style-name="P1" draw:layer="layout" svg:width="0.385cm" svg:height="0.099cm" svg:x="9.589cm" svg:y="9.825cm">
            <text:p/>
          </draw:rect>
          <draw:g>
            <draw:frame draw:style-name="gr14" draw:text-style-name="P4" draw:layer="layout" svg:width="0.946cm" svg:height="0.259cm" svg:x="10.009cm" svg:y="9.72cm">
              <draw:text-box>
                <text:p><text:span text:style-name="T3">timeStamp</text:span></text:p>
              </draw:text-box>
            </draw:frame>
          </draw:g>
          <draw:rect draw:style-name="gr2" draw:text-style-name="P1" draw:layer="layout" svg:width="0.385cm" svg:height="0.099cm" svg:x="9.589cm" svg:y="10.026cm">
            <text:p/>
          </draw:rect>
          <draw:g>
            <draw:frame draw:style-name="gr15" draw:text-style-name="P4" draw:layer="layout" svg:width="1.09cm" svg:height="0.259cm" svg:x="10.009cm" svg:y="9.921cm">
              <draw:text-box>
                <text:p><text:span text:style-name="T3">threadName</text:span></text:p>
              </draw:text-box>
            </draw:frame>
          </draw:g>
          <draw:rect draw:style-name="gr2" draw:text-style-name="P1" draw:layer="layout" svg:width="0.385cm" svg:height="0.099cm" svg:x="9.589cm" svg:y="10.227cm">
            <text:p/>
          </draw:rect>
          <draw:g>
            <draw:frame draw:style-name="gr16" draw:text-style-name="P4" draw:layer="layout" svg:width="0.684cm" svg:height="0.259cm" svg:x="10.009cm" svg:y="10.122cm">
              <draw:text-box>
                <text:p><text:span text:style-name="T3">payload</text:span></text:p>
              </draw:text-box>
            </draw:frame>
          </draw:g>
        </draw:g>
        <draw:g>
          <draw:custom-shape draw:style-name="gr17" draw:text-style-name="P1" draw:layer="layout" svg:width="0.275cm" svg:height="0.275cm" svg:x="8.027cm" svg:y="10.08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18" draw:text-style-name="P1" draw:layer="layout" svg:width="1.172cm" svg:height="0.838cm" svg:x="8.168cm" svg:y="10.237cm" svg:viewBox="0 0 1173 839" svg:d="M6 0c-96 957 995 1174 1167 239">
            <text:p/>
          </draw:path>
          <draw:g>
            <draw:frame draw:style-name="gr19" draw:text-style-name="P6" draw:layer="layout" svg:width="0.662cm" svg:height="0.239cm" svg:x="8.448cm" svg:y="11.088cm">
              <draw:text-box>
                <text:p><text:span text:style-name="T5">creates</text:span></text:p>
              </draw:text-box>
            </draw:frame>
          </draw:g>
          <draw:g>
            <draw:frame draw:style-name="gr20" draw:text-style-name="P6" draw:layer="layout" svg:width="1.67cm" svg:height="0.239cm" svg:x="8.091cm" svg:y="11.276cm">
              <draw:text-box>
                <text:p><text:span text:style-name="T5">timestamp assigned</text:span></text:p>
              </draw:text-box>
            </draw:frame>
          </draw:g>
        </draw:g>
        <draw:g>
          <draw:custom-shape draw:style-name="gr12" draw:text-style-name="P1" draw:layer="layout" svg:width="1.16cm" svg:height="1.151cm" svg:x="6.036cm" svg:y="9.976cm">
            <text:p/>
            <draw:enhanced-geometry svg:viewBox="0 0 21600 21600" draw:path-stretchpoint-x="10800" draw:path-stretchpoint-y="10800" draw:text-areas="?f3 ?f4 ?f5 ?f6" draw:type="round-rectangle" draw:modifiers="1493.33333333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9" draw:text-style-name="P1" draw:layer="layout" svg:width="2.636cm" svg:height="1.784cm" svg:x="7.135cm" svg:y="10.304cm" svg:viewBox="0 0 2637 1785" svg:d="M2637 0c14 1519-1872 2694-2637 822">
          <text:p/>
        </draw:path>
        <draw:g>
          <draw:custom-shape draw:style-name="gr1" draw:text-style-name="P1" draw:layer="layout" svg:width="1.583cm" svg:height="1.481cm" svg:x="10.359cm" svg:y="7.574cm">
            <text:p/>
            <draw:enhanced-geometry svg:viewBox="0 0 21600 21600" draw:path-stretchpoint-x="10800" draw:path-stretchpoint-y="10800" draw:text-areas="?f3 ?f4 ?f5 ?f6" draw:type="round-rectangle" draw:modifiers="681.83442525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 draw:layer="layout" svg:width="0.951cm" svg:height="0.349cm" svg:x="10.33cm" svg:y="7.225cm">
            <draw:text-box>
              <text:p><text:span text:style-name="T1">Pump</text:span></text:p>
            </draw:text-box>
          </draw:frame>
        </draw:g>
        <draw:g>
          <draw:custom-shape draw:style-name="gr1" draw:text-style-name="P1" draw:layer="layout" svg:width="3.308cm" svg:height="1.26cm" svg:x="18.972cm" svg:y="7.392cm">
            <text:p/>
            <draw:enhanced-geometry svg:viewBox="0 0 21600 21600" draw:path-stretchpoint-x="10800" draw:path-stretchpoint-y="10800" draw:text-areas="?f3 ?f4 ?f5 ?f6" draw:type="round-rectangle" draw:modifiers="681.83442525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0.145cm" svg:height="1.014cm" svg:x="18.901cm" svg:y="7.495cm">
            <text:p/>
          </draw:rect>
          <draw:polyline draw:style-name="gr3" draw:text-style-name="P1" draw:layer="layout" svg:width="0.134cm" svg:height="0.558cm" svg:x="18.838cm" svg:y="6.996cm" svg:viewBox="0 0 135 559" draw:points="60,555 0,559 0,0 135,0">
            <text:p/>
          </draw:polyline>
          <draw:frame draw:style-name="gr4" draw:text-style-name="P2" draw:layer="layout" svg:width="2.534cm" svg:height="0.349cm" svg:x="18.946cm" svg:y="6.846cm">
            <draw:text-box>
              <text:p><text:span text:style-name="T1">Handler</text:span></text:p>
            </draw:text-box>
          </draw:frame>
          <draw:frame draw:style-name="gr4" draw:text-style-name="P2" draw:layer="layout" svg:width="2.534cm" svg:height="0.349cm" svg:x="18.957cm" svg:y="7.065cm">
            <draw:text-box>
              <text:p><text:span text:style-name="T1">HandlerA</text:span></text:p>
            </draw:text-box>
          </draw:frame>
          <draw:g>
            <draw:line draw:style-name="gr5" draw:text-style-name="P1" draw:layer="layout" svg:x1="17.844cm" svg:y1="8.053cm" svg:x2="19.219cm" svg:y2="8.041cm">
              <text:p/>
            </draw:line>
            <draw:g>
              <draw:frame draw:style-name="gr22" draw:text-style-name="P3" draw:layer="layout" svg:width="0.921cm" svg:height="0.277cm" svg:x="17.952cm" svg:y="7.88cm">
                <draw:text-box>
                  <text:p><text:span text:style-name="T2">handle(o)</text:span></text:p>
                </draw:text-box>
              </draw:frame>
            </draw:g>
          </draw:g>
        </draw:g>
        <draw:g>
          <draw:custom-shape draw:style-name="gr1" draw:text-style-name="P1" draw:layer="layout" svg:width="2.374cm" svg:height="1.101cm" svg:x="14.602cm" svg:y="9.094cm">
            <text:p/>
            <draw:enhanced-geometry svg:viewBox="0 0 21600 21600" draw:path-stretchpoint-x="10800" draw:path-stretchpoint-y="10800" draw:text-areas="?f3 ?f4 ?f5 ?f6" draw:type="round-rectangle" draw:modifiers="681.83442525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534cm" svg:height="0.349cm" svg:x="14.587cm" svg:y="8.767cm">
            <draw:text-box>
              <text:p><text:span text:style-name="T1">Handlers</text:span></text:p>
            </draw:text-box>
          </draw:frame>
          <draw:rect draw:style-name="gr2" draw:text-style-name="P1" draw:layer="layout" svg:width="0.145cm" svg:height="0.868cm" svg:x="14.538cm" svg:y="9.198cm">
            <text:p/>
          </draw:rect>
          <draw:polyline draw:style-name="gr3" draw:text-style-name="P1" draw:layer="layout" svg:width="0.134cm" svg:height="0.558cm" svg:x="14.475cm" svg:y="8.699cm" svg:viewBox="0 0 135 559" draw:points="60,555 0,559 0,0 135,0">
            <text:p/>
          </draw:polyline>
          <draw:frame draw:style-name="gr4" draw:text-style-name="P2" draw:layer="layout" svg:width="2.534cm" svg:height="0.349cm" svg:x="14.583cm" svg:y="8.549cm">
            <draw:text-box>
              <text:p><text:span text:style-name="T1">Distributor</text:span></text:p>
            </draw:text-box>
          </draw:frame>
          <draw:g>
            <draw:line draw:style-name="gr5" draw:text-style-name="P1" draw:layer="layout" svg:x1="13.363cm" svg:y1="9.888cm" svg:x2="14.864cm" svg:y2="9.867cm">
              <text:p/>
            </draw:line>
            <draw:g>
              <draw:frame draw:style-name="gr23" draw:text-style-name="P3" draw:layer="layout" svg:width="0.993cm" svg:height="0.277cm" svg:x="13.47cm" svg:y="9.72cm">
                <draw:text-box>
                  <text:p><text:span text:style-name="T2">process(o)</text:span></text:p>
                </draw:text-box>
              </draw:frame>
            </draw:g>
          </draw:g>
          <draw:rect draw:style-name="gr2" draw:text-style-name="P1" draw:layer="layout" svg:width="0.385cm" svg:height="0.099cm" svg:x="15.558cm" svg:y="9.578cm">
            <text:p/>
          </draw:rect>
          <draw:g>
            <draw:frame draw:style-name="gr10" draw:text-style-name="P4" draw:layer="layout" svg:width="0.747cm" svg:height="0.259cm" svg:x="14.717cm" svg:y="9.472cm">
              <draw:text-box>
                <text:p><text:span text:style-name="T3">handlers</text:span></text:p>
              </draw:text-box>
            </draw:frame>
          </draw:g>
          <draw:custom-shape draw:style-name="gr8" draw:text-style-name="P1" draw:layer="layout" svg:width="0.737cm" svg:height="0.258cm" svg:x="16.072cm" svg:y="9.4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8" draw:layer="layout" svg:width="0.404cm" svg:height="0.349cm" svg:x="16.276cm" svg:y="9.191cm">
            <draw:text-box>
              <text:p text:style-name="P7"><text:span text:style-name="T6">List</text:span></text:p>
            </draw:text-box>
          </draw:frame>
        </draw:g>
        <draw:path draw:style-name="gr9" draw:text-style-name="P1" draw:layer="layout" svg:width="4.105cm" svg:height="1.301cm" svg:x="10.189cm" svg:y="9.918cm" svg:viewBox="0 0 4106 1302" svg:d="M4105 0c68 1325-3168 1836-4105 587">
          <text:p/>
        </draw:path>
        <draw:g>
          <draw:custom-shape draw:style-name="gr1" draw:text-style-name="P1" draw:layer="layout" svg:width="3.308cm" svg:height="1.26cm" svg:x="19.063cm" svg:y="9.404cm">
            <text:p/>
            <draw:enhanced-geometry svg:viewBox="0 0 21600 21600" draw:path-stretchpoint-x="10800" draw:path-stretchpoint-y="10800" draw:text-areas="?f3 ?f4 ?f5 ?f6" draw:type="round-rectangle" draw:modifiers="681.83442525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0.145cm" svg:height="1.014cm" svg:x="18.992cm" svg:y="9.507cm">
            <text:p/>
          </draw:rect>
          <draw:polyline draw:style-name="gr3" draw:text-style-name="P1" draw:layer="layout" svg:width="0.134cm" svg:height="0.558cm" svg:x="18.929cm" svg:y="9.008cm" svg:viewBox="0 0 135 559" draw:points="60,555 0,559 0,0 135,0">
            <text:p/>
          </draw:polyline>
          <draw:frame draw:style-name="gr4" draw:text-style-name="P2" draw:layer="layout" svg:width="2.534cm" svg:height="0.349cm" svg:x="19.037cm" svg:y="8.858cm">
            <draw:text-box>
              <text:p><text:span text:style-name="T1">Handler</text:span></text:p>
            </draw:text-box>
          </draw:frame>
          <draw:frame draw:style-name="gr4" draw:text-style-name="P2" draw:layer="layout" svg:width="2.534cm" svg:height="0.349cm" svg:x="19.048cm" svg:y="9.077cm">
            <draw:text-box>
              <text:p><text:span text:style-name="T1">HandlerB</text:span></text:p>
            </draw:text-box>
          </draw:frame>
          <draw:g>
            <draw:line draw:style-name="gr5" draw:text-style-name="P1" draw:layer="layout" svg:x1="17.908cm" svg:y1="10.038cm" svg:x2="19.283cm" svg:y2="10.026cm">
              <text:p/>
            </draw:line>
            <draw:g>
              <draw:frame draw:style-name="gr22" draw:text-style-name="P3" draw:layer="layout" svg:width="0.921cm" svg:height="0.277cm" svg:x="18.016cm" svg:y="9.865cm">
                <draw:text-box>
                  <text:p><text:span text:style-name="T2">handle(o)</text:span></text:p>
                </draw:text-box>
              </draw:frame>
            </draw:g>
          </draw:g>
        </draw:g>
        <draw:g>
          <draw:custom-shape draw:style-name="gr1" draw:text-style-name="P1" draw:layer="layout" svg:width="3.308cm" svg:height="1.26cm" svg:x="19.036cm" svg:y="11.442cm">
            <text:p/>
            <draw:enhanced-geometry svg:viewBox="0 0 21600 21600" draw:path-stretchpoint-x="10800" draw:path-stretchpoint-y="10800" draw:text-areas="?f3 ?f4 ?f5 ?f6" draw:type="round-rectangle" draw:modifiers="681.83442525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0.145cm" svg:height="1.014cm" svg:x="18.965cm" svg:y="11.545cm">
            <text:p/>
          </draw:rect>
          <draw:polyline draw:style-name="gr3" draw:text-style-name="P1" draw:layer="layout" svg:width="0.134cm" svg:height="0.558cm" svg:x="18.902cm" svg:y="11.046cm" svg:viewBox="0 0 135 559" draw:points="60,555 0,559 0,0 135,0">
            <text:p/>
          </draw:polyline>
          <draw:frame draw:style-name="gr4" draw:text-style-name="P2" draw:layer="layout" svg:width="2.534cm" svg:height="0.349cm" svg:x="19.01cm" svg:y="10.896cm">
            <draw:text-box>
              <text:p><text:span text:style-name="T1">Handler</text:span></text:p>
            </draw:text-box>
          </draw:frame>
          <draw:frame draw:style-name="gr4" draw:text-style-name="P2" draw:layer="layout" svg:width="2.534cm" svg:height="0.349cm" svg:x="19.021cm" svg:y="11.115cm">
            <draw:text-box>
              <text:p><text:span text:style-name="T1">HandlerC</text:span></text:p>
            </draw:text-box>
          </draw:frame>
          <draw:g>
            <draw:line draw:style-name="gr5" draw:text-style-name="P1" draw:layer="layout" svg:x1="17.882cm" svg:y1="12.12cm" svg:x2="19.257cm" svg:y2="12.108cm">
              <text:p/>
            </draw:line>
            <draw:g>
              <draw:frame draw:style-name="gr22" draw:text-style-name="P3" draw:layer="layout" svg:width="0.921cm" svg:height="0.277cm" svg:x="17.99cm" svg:y="11.947cm">
                <draw:text-box>
                  <text:p><text:span text:style-name="T2">handle(o)</text:span></text:p>
                </draw:text-box>
              </draw:frame>
            </draw:g>
          </draw:g>
        </draw:g>
        <draw:path draw:style-name="gr9" draw:text-style-name="P1" draw:layer="layout" svg:width="8.928cm" svg:height="2.415cm" svg:x="9.83cm" svg:y="10.563cm" svg:viewBox="0 0 8929 2416" svg:d="M8929 1601c-451 1463-6663 971-8929-1601">
          <text:p/>
        </draw:path>
        <draw:path draw:style-name="gr18" draw:text-style-name="P1" draw:layer="layout" svg:width="9.624cm" svg:height="5.704cm" svg:x="9.93cm" svg:y="6.999cm" svg:viewBox="0 0 9625 5705" svg:d="M661 1854c11684-7236 12441 9598-661 1681">
          <text:p/>
        </draw:path>
        <draw:path draw:style-name="gr9" draw:text-style-name="P1" draw:layer="layout" svg:width="1.964cm" svg:height="0.004cm" svg:x="12.573cm" svg:y="9.558cm" svg:viewBox="0 0 1965 5" svg:d="M0 2c67 8 1898-7 1965-1">
          <text:p/>
        </draw:path>
        <draw:path draw:style-name="gr9" draw:text-style-name="P1" draw:layer="layout" svg:width="2.701cm" svg:height="1.309cm" svg:x="16.224cm" svg:y="8.3cm" svg:viewBox="0 0 2702 1310" svg:d="M33 1310c-346-1578 2091-1283 2669-1296">
          <text:p/>
        </draw:path>
        <draw:path draw:style-name="gr9" draw:text-style-name="P1" draw:layer="layout" svg:width="2.367cm" svg:height="2.185cm" svg:x="16.609cm" svg:y="9.618cm" svg:viewBox="0 0 2368 2186" svg:d="M5 0c-113 1712 1785 2199 2363 2186">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Line_20_Style_20_1" draw:display-name="Line Style 1" draw:style="rect" draw:dots1="1" draw:dots1-length="0.05cm" draw:dots2="1" draw:dots2-length="0.05cm" draw:distance="0.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4-10-09T20:37:52</meta:creation-date>
    <dc:date>2014-10-10T00:03:12</dc:date>
    <dc:creator>Ovidiu Feodorov</dc:creator>
    <meta:editing-duration>PT3H9M41S</meta:editing-duration>
    <meta:editing-cycles>6</meta:editing-cycles>
    <meta:generator>OpenOffice/4.1.0$Unix OpenOffice.org_project/410m18$Build-9764</meta:generator>
    <meta:document-statistic meta:object-count="95"/>
  </office:meta>
</office:document-meta>
</file>